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" svg:font-family="'Lohit Devanagari'"/>
    <style:font-face style:name="DejaVu Sans Mono" svg:font-family="'DejaVu Sans Mono'" style:font-family-generic="modern" style:font-pitch="fixed"/>
    <style:font-face style:name="Calibri" svg:font-family="Calibri" style:font-family-generic="roman" style:font-pitch="variable"/>
    <style:font-face style:name="DejaVu Sans Mono1" svg:font-family="'DejaVu Sans Mono'" style:font-family-generic="roman" style:font-pitch="variable"/>
    <style:font-face style:name="Liberation Sans" svg:font-family="'Liberation Sans'" style:font-family-generic="roman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style:font-name="DejaVu Sans Mono"/>
    </style:style>
    <style:style style:name="P2" style:family="paragraph" style:parent-style-name="Standard">
      <style:text-properties style:font-name="DejaVu Sans Mono"/>
    </style:style>
    <style:style style:name="P3" style:family="paragraph" style:parent-style-name="Standard">
      <style:text-properties style:font-name="DejaVu Sans Mono"/>
    </style:style>
    <style:style style:name="P4" style:family="paragraph" style:parent-style-name="Standard">
      <style:paragraph-properties fo:text-align="center" style:justify-single-word="false"/>
      <style:text-properties style:font-name="DejaVu Sans Mono"/>
    </style:style>
    <style:style style:name="P5" style:family="paragraph" style:parent-style-name="Standard">
      <style:text-properties style:font-name="DejaVu Sans Mono" officeooo:paragraph-rsid="000d5eb1"/>
    </style:style>
    <style:style style:name="P6" style:family="paragraph" style:parent-style-name="Standard">
      <style:text-properties style:font-name="DejaVu Sans Mono" fo:font-weight="bold" style:font-weight-asian="bold"/>
    </style:style>
    <style:style style:name="P7" style:family="paragraph" style:parent-style-name="Standard">
      <style:text-properties style:font-name="DejaVu Sans Mono" officeooo:paragraph-rsid="000015c3"/>
    </style:style>
    <style:style style:name="P8" style:family="paragraph" style:parent-style-name="Standard" style:master-page-name="Standard">
      <style:paragraph-properties fo:text-align="center" style:justify-single-word="false" style:page-number="auto"/>
      <style:text-properties style:font-name="DejaVu Sans Mono"/>
    </style:style>
    <style:style style:name="P9" style:family="paragraph" style:parent-style-name="Preformatted_20_Text">
      <style:text-properties style:font-name="DejaVu Sans Mono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14pt" fo:font-weight="bold" officeooo:rsid="000fda6f" style:font-size-asian="14pt" style:font-weight-asian="bold" style:font-size-complex="14pt" style:font-weight-complex="bold"/>
    </style:style>
    <style:style style:name="T3" style:family="text">
      <style:text-properties fo:font-weight="bold" style:font-weight-asian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0882c0"/>
    </style:style>
    <style:style style:name="T6" style:family="text">
      <style:text-properties officeooo:rsid="000b8328"/>
    </style:style>
    <style:style style:name="T7" style:family="text">
      <style:text-properties officeooo:rsid="000fda6f"/>
    </style:style>
    <style:style style:name="T8" style:family="text">
      <style:text-properties officeooo:rsid="0011300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T1">PROGRAM – </text:span><text:span text:style-name="T2">11</text:span></text:p>
      <text:p text:style-name="P2">/********************************************************************/</text:p>
      <text:p text:style-name="P2">/* Name of the Program : <text:span text:style-name="T7">login<text:tab/><text:tab/><text:tab/></text:span><text:tab/> <text:s text:c="18"/>*/</text:p>
      <text:p text:style-name="P2">/* Aim <text:s text:c="16"/>: <text:span text:style-name="T7">take login as a command-line argument and <text:s/>*/ /* <text:s text:c="22"/>display a message when a person logs in</text:span> <text:s text:c="3"/>*/ <text:s text:c="33"/></text:p>
      <text:p text:style-name="P2">/* Author <text:s text:c="13"/>: <text:span text:style-name="T8">Rafsal Rahim</text:span> <text:s text:c="30"/>*/</text:p>
      <text:p text:style-name="P2">/* Date Written <text:s text:c="7"/>: <text:span text:style-name="T7">01</text:span>.0<text:span text:style-name="T7">2</text:span>.2018 <text:s text:c="32"/>*/</text:p>
      <text:p text:style-name="P2"><text:span text:style-name="T4">/</text:span>********************************************************************<text:span text:style-name="T4">/</text:span></text:p>
      <text:p text:style-name="P4"/>
      <text:p text:style-name="P2">/********************************************************************/</text:p>
      <text:p text:style-name="P2">/* <text:span text:style-name="T3">PROGRAM: <text:s text:c="56"/></text:span>*/</text:p>
      <text:p text:style-name="P2"><text:span text:style-name="T3"><text:tab/></text:span></text:p>
      <text:p text:style-name="P1">echo input user name is : $1</text:p>
      <text:p text:style-name="P1">tuser=`who | tr -s " " | head -1 | cut -d " " -f1`</text:p>
      <text:p text:style-name="P1">if [ "$tuser" = "$1" ]</text:p>
      <text:p text:style-name="P1">then</text:p>
      <text:p text:style-name="P1">echo "Your user name is: $USER";</text:p>
      <text:p text:style-name="P1">echo "Logged on date is: $(date)";</text:p>
      <text:p text:style-name="P1">echo "You logged in successfully";</text:p>
      <text:p text:style-name="P1">else</text:p>
      <text:p text:style-name="P1">echo "Incorrect user name";</text:p>
      <text:p text:style-name="P1">fi</text:p>
      <text:p text:style-name="P5">/********************************************************************/</text:p>
      <text:p text:style-name="P5"/>
      <text:p text:style-name="P2">/********************************************************************/</text:p>
      <text:p text:style-name="P2">/* <text:span text:style-name="T4">RESULT :</text:span><text:span text:style-name="T3"> <text:s text:c="56"/></text:span>*/</text:p>
      <text:p text:style-name="P2">/* <text:span text:style-name="T4"><text:s text:c="2"/></text:span><text:span text:style-name="T3"><text:s text:c="63"/></text:span>*/<text:span text:style-name="T3"> <text:s text:c="57"/></text:span><text:s text:c="65"/></text:p>
      <text:p text:style-name="P2">/* The script is executed and the output is verified <text:s text:c="15"/>*/</text:p>
      <text:p text:style-name="P2">/* <text:span text:style-name="T4"><text:s text:c="8"/></text:span><text:span text:style-name="T3"><text:s text:c="57"/></text:span>*/</text:p>
      <text:p text:style-name="P2">/********************************************************************/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/********************************************************************/</text:p>
      <text:p text:style-name="P6">OUTPUT: <text:s text:c="57"/></text:p>
      <text:p text:style-name="P2"/>
      <text:p text:style-name="P2">$ ./pgm11.sh mca1640</text:p>
      <text:p text:style-name="P2">input user name is : mca164<text:span text:style-name="T8">1</text:span></text:p>
      <text:p text:style-name="P2">Your user name is: mca164<text:span text:style-name="T8">1</text:span></text:p>
      <text:p text:style-name="P2">Logged on date is: Tue Jan 30 10:15:34 IST 2018</text:p>
      <text:p text:style-name="P2">You logged in successfully</text:p>
      <text:p text:style-name="P7">/********************************************************************/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" svg:font-family="'Lohit Devanagari'"/>
    <style:font-face style:name="DejaVu Sans Mono" svg:font-family="'DejaVu Sans Mono'" style:font-family-generic="modern" style:font-pitch="fixed"/>
    <style:font-face style:name="Calibri" svg:font-family="Calibri" style:font-family-generic="roman" style:font-pitch="variable"/>
    <style:font-face style:name="DejaVu Sans Mono1" svg:font-family="'DejaVu Sans Mono'" style:font-family-generic="roman" style:font-pitch="variable"/>
    <style:font-face style:name="Liberation Sans" svg:font-family="'Liberation Sans'" style:font-family-generic="roman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0pt" style:language-asian="en" style:country-asian="US" style:font-name-complex="Arial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letter-kerning="false" style:font-name-asian="Calibri1" style:font-size-asian="10pt" style:language-asian="en" style:country-asian="US" style:font-name-complex="Arial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fo:hyphenation-ladder-count="no-limit" style:writing-mode="lr-tb"/>
      <style:text-properties fo:color="#00000a" fo:font-size="11pt" style:font-size-asian="11pt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Preformatted_20_Text" style:display-name="Preformatted Text" style:family="paragraph" style:parent-style-name="Standard" style:default-outline-level="" style:class="html"/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369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arun P Karun</meta:initial-creator>
    <meta:editing-cycles>82</meta:editing-cycles>
    <meta:print-date>2018-03-24T18:15:00</meta:print-date>
    <meta:creation-date>2016-11-01T11:32:00</meta:creation-date>
    <dc:date>2018-03-25T20:06:00.573182871</dc:date>
    <dc:language>en-IN</dc:language>
    <meta:editing-duration>PT2H24M27S</meta:editing-duration>
    <meta:generator>LibreOffice/5.4.2.2$Linux_X86_64 LibreOffice_project/40m0$Build-2</meta:generator>
    <meta:document-statistic meta:table-count="0" meta:image-count="0" meta:object-count="0" meta:page-count="2" meta:paragraph-count="35" meta:word-count="154" meta:character-count="1865" meta:non-whitespace-character-count="1125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